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ertainly! Let's integrate some examples into the lecture outline:</text:p>
      <text:p text:style-name="Standard"/>
      <text:p text:style-name="Standard"># Lecture Outline: Introduction to Generative AI</text:p>
      <text:p text:style-name="Standard"/>
      <text:p text:style-name="Standard">## I. Introduction</text:p>
      <text:p text:style-name="Standard"><text:s text:c="3"/>A. Definition of Generative AI (GenAI)</text:p>
      <text:p text:style-name="Standard"><text:s text:c="3"/>B. Overview of GenAI's applications: text, image, video, music</text:p>
      <text:p text:style-name="Standard"><text:s text:c="3"/>C. Importance of understanding GenAI's strengths and weaknesses</text:p>
      <text:p text:style-name="Standard"/>
      <text:p text:style-name="Standard">## II. What is GenAI? </text:p>
      <text:p text:style-name="Standard"><text:s text:c="3"/>A. Definition and types of GenAI</text:p>
      <text:p text:style-name="Standard"><text:s text:c="6"/>1. Introduction to ChatGPT: *Example: ChatGPT is a text GenAI that generates responses to human-written prompts.*</text:p>
      <text:p text:style-name="Standard"><text:s text:c="6"/>2. Various forms of GenAI tools: *Example: Image GenAI creates novel images by combining patterns from its training data.*</text:p>
      <text:p text:style-name="Standard"/>
      <text:p text:style-name="Standard"><text:s text:c="3"/>B. Training data sources and methods</text:p>
      <text:p text:style-name="Standard"><text:s text:c="6"/>1. Data from webpages, social media, online content</text:p>
      <text:p text:style-name="Standard"><text:s text:c="6"/>2. Statistical analysis and pattern identification</text:p>
      <text:p text:style-name="Standard"/>
      <text:p text:style-name="Standard">## III. How does GenAI work? </text:p>
      <text:p text:style-name="Standard"><text:s text:c="3"/>A. Hierarchy of technologies in text GenAI</text:p>
      <text:p text:style-name="Standard"><text:s text:c="6"/>1. Generative Pre-trained Transformer (GPT)</text:p>
      <text:p text:style-name="Standard"><text:s text:c="6"/>2. Large Language Model (LLM)</text:p>
      <text:p text:style-name="Standard"><text:s text:c="6"/>3. General-purpose Transformer (ANN language processor)</text:p>
      <text:p text:style-name="Standard"><text:s text:c="6"/>4. Artificial Neural Network (ANN)</text:p>
      <text:p text:style-name="Standard"><text:s text:c="6"/>5. Machine Learning (ML)</text:p>
      <text:p text:style-name="Standard"><text:s text:c="6"/>6. Artificial Intelligence (AI)</text:p>
      <text:p text:style-name="Standard"><text:s text:c="3"/>B. Issues around training a text GPT</text:p>
      <text:p text:style-name="Standard"><text:s text:c="6"/>1. Massive data processing and carbon footprint: *Example: Training GPT3 consumed 1,287 megawatt hours of electricity and generated 552 tons of carbon dioxide.*</text:p>
      <text:p text:style-name="Standard"><text:s text:c="6"/>2. Feedback loop and potential contamination of training data</text:p>
      <text:p text:style-name="Standard"><text:s text:c="6"/>3. Human costs in the RLHF process: *Example: RLHF reviewers, often from the global south, were paid less than $3 per hour during the development of ChatGPT.*</text:p>
      <text:p text:style-name="Standard"><text:s text:c="3"/>C. Text generation process in GPT</text:p>
      <text:p text:style-name="Standard"><text:s text:c="6"/>1. Tokenization of prompts</text:p>
      <text:p text:style-name="Standard"><text:s text:c="6"/>2. Statistical patterns for word/phrases prediction</text:p>
      <text:p text:style-name="Standard"><text:s text:c="6"/>3. Application of guardrails to filter offensive content</text:p>
      <text:p text:style-name="Standard"><text:s text:c="6"/>4. Post-processing for readability</text:p>
      <text:p text:style-name="Standard"/>
      <text:p text:style-name="Standard">## IV. Image and Music GenAI</text:p>
      <text:p text:style-name="Standard"><text:s text:c="3"/>A. Use of Generative Adversarial Networks (GANs) and Variational Autoencoders</text:p>
      <text:p text:style-name="Standard"><text:s text:c="3"/>B. Image GenAI process with generator and discriminator: *Example: GANs can generate landscape images almost indistinguishable from real photographs.*</text:p>
      <text:p text:style-name="Standard"><text:s text:c="3"/>C. Examples of image and music GenAI tools: *Example: Music GenAI can generate pieces similar to original music by learning from vast datasets.*</text:p>
      <text:p text:style-name="Standard"/>
      <text:p text:style-name="Standard">## V. Strengths and Weaknesses of GenAI</text:p>
      <text:p text:style-name="Standard"><text:s text:c="3"/>A. Strengths</text:p>
      <text:p text:style-name="Standard"><text:soft-page-break/><text:s text:c="6"/>1. Diverse and seemingly original outputs</text:p>
      <text:p text:style-name="Standard"><text:s text:c="6"/>2. Multilingual processing capabilities</text:p>
      <text:p text:style-name="Standard"><text:s text:c="6"/>3. Applicability in various domains</text:p>
      <text:p text:style-name="Standard"><text:s text:c="6"/>4. Rapid response generation</text:p>
      <text:p text:style-name="Standard"><text:s text:c="3"/>B. Weaknesses</text:p>
      <text:p text:style-name="Standard"><text:s text:c="6"/>1. Accuracy issues in generated information: *Example: GenAI may produce information that appears factual but is inaccurate.*</text:p>
      <text:p text:style-name="Standard"><text:s text:c="6"/>2. Misplaced trust due to the appearance of understanding</text:p>
      <text:p text:style-name="Standard"><text:s text:c="6"/>3. Ethical concerns and issues with Intellectual Property</text:p>
      <text:p text:style-name="Standard"><text:s text:c="6"/>4. Computational and power resource requirements</text:p>
      <text:p text:style-name="Standard"><text:s text:c="6"/>5. Moderation challenges and mental health impacts on workers: *Example: Poorly paid workers reviewing ChatGPT outputs in Kenya faced mental health issues.*</text:p>
      <text:p text:style-name="Standard"><text:s text:c="6"/>6. Risks of fake news and deep fakes</text:p>
      <text:p text:style-name="Standard"><text:s text:c="6"/>7. Contribution to the digital divide</text:p>
      <text:p text:style-name="Standard"><text:s text:c="6"/>8. Complexity and lack of understanding of output rationale</text:p>
      <text:p text:style-name="Standard"><text:s text:c="6"/>9. Recursive risk and biases in online content</text:p>
      <text:p text:style-name="Standard"><text:s text:c="6"/>10. Replication of values and potential marginalization of voices</text:p>
      <text:p text:style-name="Standard"/>
      <text:p text:style-name="Standard">## VI. Ensuring Ethical and Transparent Use</text:p>
      <text:p text:style-name="Standard"><text:s text:c="3"/>A. Guidelines for effective, ethical, and transparent use of GenAI</text:p>
      <text:p text:style-name="Standard"><text:s text:c="3"/>B. Importance of critical evaluation of GenAI outputs</text:p>
      <text:p text:style-name="Standard"><text:s text:c="3"/>C. Balancing benefits and risks in GenAI applications</text:p>
      <text:p text:style-name="Standard"/>
      <text:p text:style-name="Standard">## VII. Conclusion</text:p>
      <text:p text:style-name="Standard"><text:s text:c="3"/>A. Recap of key points</text:p>
      <text:p text:style-name="Standard"><text:s text:c="3"/>B. Emphasis on responsible and informed use of Generative AI</text:p>
      <text:p text:style-name="Standard"><text:s text:c="3"/>C. Encouragement for further exploration and research in the fie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Display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Display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Display" style:font-family-asian="'Noto Sans Display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08:48:29.210008650</meta:creation-date>
    <dc:date>2024-01-06T08:48:56.416150385</dc:date>
    <meta:editing-duration>PT28S</meta:editing-duration>
    <meta:editing-cycles>1</meta:editing-cycles>
    <meta:document-statistic meta:table-count="0" meta:image-count="0" meta:object-count="0" meta:page-count="2" meta:paragraph-count="59" meta:word-count="495" meta:character-count="3539" meta:non-whitespace-character-count="2858"/>
    <meta:generator>LibreOffice/7.6.4.1$Linux_X86_64 LibreOffice_project/60$Build-1</meta:generator>
  </office:meta>
</office:document-meta>
</file>